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color="#666699" loext:opacity="100%"/>
    </style:style>
    <style:style style:name="T1" style:family="text">
      <style:text-properties fo:color="#666699" loext:opacity="100%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a xlink:type="simple" xlink:href="https://gl.wikipedia.org/wiki/Rosalía_de_Castro" text:style-name="Internet_20_link" text:visited-style-name="Visited_20_Internet_20_Link">https://gl.wikipedia.org/wiki/Rosal%C3%ADa_de_Castro</text:a></text:p>
      <text:p text:style-name="Standard"/>
      <text:p text:style-name="Text_20_body"><text:span text:style-name="Strong_20_Emphasis"/></text:p>
      <text:p text:style-name="Text_20_body"><text:span text:style-name="Strong_20_Emphasis">Pobre alma sola!, no te entristezcas...</text:span></text:p>
      <text:p text:style-name="Text_20_body">¡Pobre alma sola!, no te entristezcas,<text:line-break/>deja que pasen, deja que lleguen<text:line-break/>la primavera y el triste otoño,<text:line-break/>ora el estío y ora las nieves;<text:line-break/><text:line-break/>que no tan sólo para ti corren<text:line-break/>horas y meses;<text:line-break/>todo contigo, seres y mundos<text:line-break/>de prisa marchan, todo envejece;<text:line-break/><text:line-break/>que hoy, mañana, antes y ahora,<text:line-break/>lo mismo siempre,<text:line-break/>hombres y frutos, plantas y flores,<text:line-break/>vienen y vanse, nacen y mueren.<text:line-break/><text:line-break/>Cuando te apene lo que atrás dejas,<text:line-break/>recuerda siempre<text:line-break/>que es más dichoso quien de la vida<text:line-break/>mayor espacio corrido tiene.</text:p>
      <text:p text:style-name="Text_20_body"/>
      <text:p text:style-name="Text_20_body"><text:span text:style-name="Strong_20_Emphasis">Hora tras hora, día tras día</text:span></text:p>
      <text:p text:style-name="Text_20_body">Hora tras hora, día tras día,<text:line-break/>entre el cielo y la tierra que quedan<text:line-break/>eternos vigías,<text:line-break/>como torrente que se despeña,<text:line-break/>pasa la vida.</text:p>
      <text:p text:style-name="Text_20_body">Devolvedle a la flor su perfume<text:line-break/>después de marchita;<text:line-break/>de las ondas que besan la playa<text:line-break/>y que una tras otra besándola expiran.<text:line-break/>Recoged los rumores, las quejas,<text:line-break/>y en planchas de bronce grabad su armonía.</text:p>
      <text:p text:style-name="Text_20_body">Tiempos que fueron, llantos y risas,<text:line-break/>negros tormentos, dulces mentiras,<text:line-break/>¡ay!, ¿en dónde su rastro dejaron,<text:line-break/>en dónde, alma mía?</text:p>
      <text:p text:style-name="Text_20_body"/>
      <text:p text:style-name="Text_20_body"/>
      <text:p text:style-name="Text_20_body"><text:soft-page-break/></text:p>
      <text:p text:style-name="Text_20_body">Sed de amores tenía</text:p>
      <text:p text:style-name="Text_20_body">Sed de amores tenía, y dejaste<text:line-break/>que la apagase en tu boca,<text:line-break/>¡piadosa samaritana!<text:line-break/>Y te encontraste sin honra,<text:line-break/>ignorando que hay labios que secan<text:line-break/>y que manchan cuanto tocan.<text:line-break/>¡Lo ignorabas…, y ahora lo sabes!<text:line-break/>Pero yo sé también, pecadora<text:line-break/>compasiva, porque a veces<text:line-break/>hay compasiones traidoras,<text:line-break/>que si el sediento volviese<text:line-break/>a implorar misericordia,<text:line-break/>su sed de nuevo apagaras,<text:line-break/>samaritana piadosa.<text:line-break/>No volverá te lo juro;<text:line-break/>desde que una fuente enlodan<text:line-break/>con su pico esas aves de paso,<text:line-break/>se van a beber a otra.</text:p>
      <text:h text:style-name="Heading_20_1" text:outline-level="1"/>
      <text:h text:style-name="Heading_20_1" text:outline-level="1">“Adiós ríos” ao español<text:a xlink:type="simple" xlink:href="https://rosalia.gal/#email" office:target-frame-name="_blank" xlink:show="new" text:style-name="Internet_20_link" text:visited-style-name="Visited_20_Internet_20_Link"><text:span text:style-name="T2"/></text:a></text:h>
      <text:h text:style-name="Heading_20_4" text:outline-level="4">Adiós ríos, adiós fontes</text:h>
      <text:p text:style-name="P1"><text:span text:style-name="T1">Adiós ríos, adiós fontes</text:span><text:line-break/><text:span text:style-name="T1">adiós, regatos pequenos;</text:span><text:line-break/><text:span text:style-name="T1">adiós, vista dos meus ollos,</text:span><text:line-break/><text:span text:style-name="T1">non sei cándo nos veremos.</text:span></text:p>
      <text:p text:style-name="P1"><text:span text:style-name="T1">Miña terra, miña terra,</text:span><text:line-break/><text:span text:style-name="T1">terra donde m’eu criei,</text:span><text:line-break/><text:span text:style-name="T1">hortiña que quero tanto,</text:span><text:line-break/><text:span text:style-name="T1">figueiriñas que prantei.</text:span></text:p>
      <text:p text:style-name="P1"><text:span text:style-name="T1">Prados, ríos, arboredas,</text:span><text:line-break/><text:span text:style-name="T1">pinares que move o vento,</text:span><text:line-break/><text:span text:style-name="T1">paxariños piadores,</text:span><text:line-break/><text:span text:style-name="T1">casiña d’o meu contento.</text:span></text:p>
      <text:p text:style-name="P1"><text:span text:style-name="T1">Muiño dos castañares,</text:span><text:line-break/><text:span text:style-name="T1">noites craras do luar,</text:span><text:line-break/><text:span text:style-name="T1">campaniñas timbradoiras</text:span><text:line-break/><text:span text:style-name="T1">da igrexiña do lugar.</text:span></text:p>
      <text:p text:style-name="P1"><text:soft-page-break/><text:span text:style-name="T1">Amoriñas das silveiras</text:span><text:line-break/><text:span text:style-name="T1">que eu lle daba ó meu amor,</text:span><text:line-break/><text:span text:style-name="T1">camiñiños antre o millo,</text:span><text:line-break/><text:span text:style-name="T1">¡adiós para sempre adiós!</text:span></text:p>
      <text:p text:style-name="P1"><text:span text:style-name="T1">¡Adiós, gloria! ¡Adiós, contento!</text:span><text:line-break/><text:span text:style-name="T1">¡Deixo a casa onde nacín,</text:span><text:line-break/><text:span text:style-name="T1">deixo a aldea que conoso,</text:span><text:line-break/><text:span text:style-name="T1">por un mundo que non vin!</text:span></text:p>
      <text:p text:style-name="P1"><text:span text:style-name="T1">Deixo amigos por extraños,</text:span><text:line-break/><text:span text:style-name="T1">deixo a veiga polo mar;</text:span><text:line-break/><text:span text:style-name="T1">deixo, en fin, canto ben quero…</text:span><text:line-break/><text:span text:style-name="T1">¡quén puidera non deixar!</text:span></text:p>
      <text:p text:style-name="P2">[…]</text:p>
      <text:p text:style-name="P1"><text:span text:style-name="T1">Adiós, adiós, que me vou,</text:span><text:line-break/><text:span text:style-name="T1">herbiñas do camposanto,</text:span><text:line-break/><text:span text:style-name="T1">donde meu pai se enterrou,</text:span><text:line-break/><text:span text:style-name="T1">herbiñas que biquei tanto,</text:span><text:line-break/><text:span text:style-name="T1">terriña que nos criou.</text:span></text:p>
      <text:p text:style-name="P2">[…]</text:p>
      <text:p text:style-name="P1"><text:span text:style-name="T1">Xa se oien lonxe, moi lonxe,</text:span><text:line-break/><text:span text:style-name="T1">as campanas do pomar;</text:span><text:line-break/><text:span text:style-name="T1">para min, ¡ai!, coitadiño,</text:span><text:line-break/><text:span text:style-name="T1">nunca máis han de tocar.</text:span></text:p>
      <text:p text:style-name="P2">[…]</text:p>
      <text:p text:style-name="P1"><text:span text:style-name="T1">¡Adiós tamén, queridiña…</text:span><text:line-break/><text:span text:style-name="T1">Adiós por sempre quizáis!…</text:span><text:line-break/><text:span text:style-name="T1">Dígoche este adiós chorando</text:span><text:line-break/><text:span text:style-name="T1">desde a beiriña do mar.</text:span></text:p>
      <text:p text:style-name="P1"><text:span text:style-name="T1">Non me olvides, queridiña,</text:span><text:line-break/><text:span text:style-name="T1">si morro de soidás…</text:span><text:line-break/><text:span text:style-name="T1">tantas légoas mar adentro…</text:span><text:line-break/><text:span text:style-name="T1">¡Miña casiña!, ¡meu lar!</text:span></text:p>
      <text:h text:style-name="Heading_20_4" text:outline-level="4">Adiós ríos, adiós fuentes</text:h>
      <text:p text:style-name="Text_20_body">Adiós, ríos; adiós, fuentes;<text:line-break/>adiós, arroyos pequeños; <text:line-break/>adiós, vista de mis ojos, <text:line-break/>no sé cuando nos veremos.</text:p>
      <text:p text:style-name="Text_20_body">Tierra mía, tierra mía, <text:line-break/>tierra donde me crié,<text:line-break/><text:soft-page-break/>huertecilla que tanto amo <text:line-break/>higueruelas que planté.  </text:p>
      <text:p text:style-name="Text_20_body">Prados, ríos, arboledas, <text:line-break/>pinares que mueve el viento, <text:line-break/>pajarillos piadores, <text:line-break/>casitas de mi contento.  </text:p>
      <text:p text:style-name="Text_20_body">Molino entre castaños,<text:line-break/>noches de luz de luna<text:line-break/>campanitas timbradoras <text:line-break/>de la iglesia del lugar.  </text:p>
      <text:p text:style-name="Text_20_body">Zarzamoras de las zarzas <text:line-break/>que le daba yo a mi amor <text:line-break/>caminos de los maizales <text:line-break/>¡adiós para siempre adiós!</text:p>
      <text:p text:style-name="Text_20_body">¡Adiós, gloria! ¡Adiós, contento! <text:line-break/>¡Casa donde yo nací, <text:line-break/>dejo mi pequeño pueblo, <text:line-break/>por un mundo que no vi!</text:p>
      <text:p text:style-name="Text_20_body">Dejo amigos por extraños, <text:line-break/>dejo vegas por el mar,<text:line-break/>dejo en fin, cuanto bien quiero… <text:line-break/>¡quién pudiera no dejar!</text:p>
      <text:p text:style-name="Text_20_body">[…]</text:p>
      <text:p text:style-name="Text_20_body">Adiós, adiós, que me voy, <text:line-break/>hierbas de mi camposanto, <text:line-break/>donde padre se enterró,<text:line-break/>hierbas que he besado tanto <text:line-break/>mi tierra que nos crió.</text:p>
      <text:p text:style-name="Text_20_body">[…]</text:p>
      <text:p text:style-name="Text_20_body">Ya se oyen lejos, muy lejos <text:line-break/>campanas del manzanal <text:line-break/>para mí, ¡ay! pobrecillo <text:line-break/>nunca más me tocarán.</text:p>
      <text:p text:style-name="Text_20_body">[…]</text:p>
      <text:p text:style-name="Text_20_body">¡Adiós también, ay querida… <text:line-break/>Adiós por siempre quizás!<text:line-break/>Te digo este adiós llorando <text:line-break/>desde la orilla del mar.  </text:p>
      <text:p text:style-name="Text_20_body">No me olvides, ay querida, <text:line-break/>si muero de soledad… <text:line-break/><text:soft-page-break/>tantas leguas mar adentro.. .<text:line-break/>¡Adiós mi casa!, ¡mi hogar!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5:01:16.465000000</meta:creation-date>
    <dc:date>2024-02-06T14:20:41.635000000</dc:date>
    <meta:editing-duration>PT16M4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5" meta:paragraph-count="40" meta:word-count="670" meta:character-count="3955" meta:non-whitespace-character-count="3286"/>
  </office:meta>
</office:document-meta>
</file>